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1188in" style:rel-column-width="10475*"/>
    </style:style>
    <style:style style:name="TABLA_5f_BIENES.C" style:display-name="TABLA_BIENES.C" style:family="table-column">
      <style:table-column-properties style:column-width="1.1194in" style:rel-column-width="10486*"/>
    </style:style>
    <style:style style:name="TABLA_5f_BIENES.D" style:display-name="TABLA_BIENES.D" style:family="table-column">
      <style:table-column-properties style:column-width="1.1257in" style:rel-column-width="10545*"/>
    </style:style>
    <style:style style:name="TABLA_5f_BIENES.F" style:display-name="TABLA_BIENES.F" style:family="table-column">
      <style:table-column-properties style:column-width="1.3951in" style:rel-column-width="13068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F1" style:display-name="TABLA_BIENES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7bf4a" officeooo:paragraph-rsid="0067bf4a" style:font-name-asian="Arial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7bf4a" officeooo:paragraph-rsid="0067bf4a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42b25" officeooo:paragraph-rsid="006611bd" style:font-name-asian="Arial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3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fo:font-weight="bold" officeooo:rsid="006859f0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officeooo:rsid="00503c86" style:font-name-asian="Arial" style:font-name-complex="Arial"/>
    </style:style>
    <style:style style:name="T11" style:family="text">
      <style:text-properties fo:font-size="10pt" officeooo:rsid="00642b25" style:font-size-asian="10pt" style:font-size-complex="10pt"/>
    </style:style>
    <style:style style:name="T12" style:family="text">
      <style:text-properties fo:font-weight="normal" officeooo:rsid="005419c5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7">Teatro Nacional Cervantes</text:p>
      <text:p text:style-name="P16">Detalle de Recepción</text:p>
      <text:p text:style-name="P1"/>
      <text:p text:style-name="P8"><text:span text:style-name="T3">Fecha </text:span><text:span text:style-name="T4">actual</text:span><text:span text:style-name="T9">: [FECHA]</text:span></text:p>
      <text:p text:style-name="P8"/>
      <text:p text:style-name="P8"/>
      <text:section text:style-name="Sect1" text:name="Section1">
        <text:p text:style-name="P9"><text:span text:style-name="T5">Numero de recepción</text:span><text:span text:style-name="T9">: </text:span><text:span text:style-name="T10">[NUMERO_DE_RECEPCION]</text:span></text:p>
        <text:p text:style-name="P8"/>
        <text:p text:style-name="P10"><text:span text:style-name="T2">Fecha:</text:span> [FECHA_DE_RECEPCION] </text:p>
        <text:p text:style-name="P8"/>
        <text:p text:style-name="P11"><text:span text:style-name="T2">Estado:</text:span> [ESTADO]</text:p>
        <text:p text:style-name="P8"/>
        <text:p text:style-name="P8"><text:span text:style-name="T8">Detalle</text:span><text:span text:style-name="T7">: [</text:span><text:span text:style-name="T12">DESCRIPCION_PROVISORIA</text:span><text:span text:style-name="T7">]</text:span></text:p>
      </text:section>
      <text:p text:style-name="P3"/>
      <text:p text:style-name="P6">Documento Principal</text:p>
      <text:p text:style-name="P8"/>
      <text:p text:style-name="P11">Tipo de documento: [TIPO]</text:p>
      <text:p text:style-name="P8"/>
      <text:p text:style-name="P11">Numero: [DOCUMENTO_PRINCIPAL]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9">[TIPO_SECUNDARIO]</text:p>
          </table:table-cell>
          <table:table-cell table:style-name="TABLA_5f_DOCUMENTOS_5f_SECUNDARIOS.B2" office:value-type="string">
            <text:p text:style-name="P19">[DOCUMENTO_SECUNDARIO]</text:p>
          </table:table-cell>
        </table:table-row>
      </table:table>
      <text:p text:style-name="P15"/>
      <text:p text:style-name="P4"/>
      <text:p text:style-name="P5"/>
      <text:p text:style-name="P29">Bienes de consumo</text:p>
      <text:p text:style-name="P5"/>
      <table:table table:name="TABLA_BIENES" table:style-name="TABLA_5f_BIENES">
        <table:table-column table:style-name="TABLA_5f_BIENES.A" table:number-columns-repeated="2"/>
        <table:table-column table:style-name="TABLA_5f_BIENES.C"/>
        <table:table-column table:style-name="TABLA_5f_BIENES.D"/>
        <table:table-column table:style-name="TABLA_5f_BIENES.C"/>
        <table:table-column table:style-name="TABLA_5f_BIENES.F"/>
        <table:table-row table:style-name="TABLA_5f_BIENES.1">
          <table:table-cell table:style-name="TABLA_5f_BIENES.A1" office:value-type="string">
            <text:p text:style-name="P22">Clase</text:p>
          </table:table-cell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F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6">[CLASE]</text:p>
          </table:table-cell>
          <table:table-cell table:style-name="TABLA_5f_BIENES.B2" office:value-type="string">
            <text:p text:style-name="P23">[CODIGO]</text:p>
          </table:table-cell>
          <table:table-cell table:style-name="TABLA_5f_BIENES.C2" office:value-type="string">
            <text:p text:style-name="P25">[NOMBRE]</text:p>
          </table:table-cell>
          <table:table-cell table:style-name="TABLA_5f_BIENES.D2" office:value-type="string">
            <text:p text:style-name="P25">[CANTIDAD]</text:p>
          </table:table-cell>
          <table:table-cell table:style-name="TABLA_5f_BIENES.E2" office:value-type="string">
            <text:p text:style-name="P25">[COSTO]</text:p>
          </table:table-cell>
          <table:table-cell table:style-name="TABLA_5f_BIENES.F2" office:value-type="string">
            <text:p text:style-name="P24">[COSTO_TOTAL]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otal general: <text:span text:style-name="T11">[TOTAL_GENERAL]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1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8:20:20.350222742</dc:date>
    <meta:generator>LibreOffice/4.2.8.2$Linux_x86 LibreOffice_project/420m0$Build-2</meta:generator>
    <meta:editing-duration>PT20H56M59S</meta:editing-duration>
    <meta:editing-cycles>71</meta:editing-cycles>
    <meta:document-statistic meta:table-count="3" meta:image-count="1" meta:object-count="0" meta:page-count="2" meta:paragraph-count="29" meta:word-count="53" meta:character-count="479" meta:non-whitespace-character-count="454"/>
  </office:meta>
</office:document-meta>
</file>